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branch">
        <table:table-row>
          <table:table-cell office:value-type="string">
            <text:p>Pallavaram</text:p>
          </table:table-cell>
          <table:table-cell office:value-type="string">
            <text:p>PVM</text:p>
          </table:table-cell>
          <table:table-cell office:value-type="string">
            <text:p/>
          </table:table-cell>
        </table:table-row>
        <table:table-row>
          <table:table-cell office:value-type="string">
            <text:p>Perungudi</text:p>
          </table:table-cell>
          <table:table-cell office:value-type="string">
            <text:p>PRG</text:p>
          </table:table-cell>
          <table:table-cell office:value-type="string">
            <text:p/>
          </table:table-cell>
        </table:table-row>
        <table:table-row>
          <table:table-cell office:value-type="string">
            <text:p>Neelangarai</text:p>
          </table:table-cell>
          <table:table-cell office:value-type="string">
            <text:p>NLK</text:p>
          </table:table-cell>
          <table:table-cell office:value-type="string">
            <text:p/>
          </table:table-cell>
        </table:table-row>
        <table:table-row>
          <table:table-cell office:value-type="string">
            <text:p>Arumbakkam</text:p>
          </table:table-cell>
          <table:table-cell office:value-type="string">
            <text:p>ARM</text:p>
          </table:table-cell>
          <table:table-cell office:value-type="string">
            <text:p/>
          </table:table-cell>
        </table:table-row>
        <table:table-row>
          <table:table-cell office:value-type="string">
            <text:p>Bangalore</text:p>
          </table:table-cell>
          <table:table-cell office:value-type="string">
            <text:p>BLR</text:p>
          </table:table-cell>
          <table:table-cell office:value-type="string">
            <text:p/>
          </table:table-cell>
        </table:table-row>
        <table:table-row>
          <table:table-cell office:value-type="string">
            <text:p>Ashok Pillar Corporate</text:p>
          </table:table-cell>
          <table:table-cell office:value-type="string">
            <text:p>CORP</text:p>
          </table:table-cell>
          <table:table-cell office:value-type="string">
            <text:p/>
          </table:table-cell>
        </table:table-row>
        <table:table-row>
          <table:table-cell office:value-type="string">
            <text:p>Guindy</text:p>
          </table:table-cell>
          <table:table-cell office:value-type="string">
            <text:p>GNY</text:p>
          </table:table-cell>
          <table:table-cell office:value-type="string">
            <text:p/>
          </table:table-cell>
        </table:table-row>
        <table:table-row>
          <table:table-cell office:value-type="string">
            <text:p>Thiruvottiyur</text:p>
          </table:table-cell>
          <table:table-cell office:value-type="string">
            <text:p>TVT</text:p>
          </table:table-cell>
          <table:table-cell office:value-type="string">
            <text:p/>
          </table:table-cell>
        </table:table-row>
        <table:table-row>
          <table:table-cell office:value-type="string">
            <text:p>Tnagar</text:p>
          </table:table-cell>
          <table:table-cell office:value-type="string">
            <text:p>TNR</text:p>
          </table:table-cell>
          <table:table-cell office:value-type="string">
            <text:p/>
          </table:table-cell>
        </table:table-row>
        <table:table-row>
          <table:table-cell office:value-type="string">
            <text:p>gsgsd</text:p>
          </table:table-cell>
          <table:table-cell office:value-type="string">
            <text:p>sdfsdf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1-30T11:47:59+00:00</meta:creation-date>
  </office:meta>
</office:document-meta>
</file>